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1">
          <table:table-cell/>
          <table:table-cell table:style-name="ce2" office:value-type="date" office:date-value="2019-11-21">
            <text:p>21.11.19</text:p>
          </table:table-cell>
          <table:table-cell office:value-type="string">
            <text:p>Split up the work on Geraldine Fitzpatrick; discussed it via Whatsapp with my team; created milestones on our page; played around with EtherCalc unsuccessfully; created a new time-tracking system for our group</text:p>
          </table:table-cell>
          <table:table-cell table:style-name="ce3" office:value-type="time" office:time-value="PT02H00M00S">
            <text:p>02:00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style-name="ce1"/>
          <table:table-cell table:style-name="ce4" table:formula="of:=SUM([.D3])" office:value-type="time" office:time-value="PT02H00M00S">
            <text:p>02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1.11.2019</text:date>, <text:time>00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19-11-21T00:32:38.32</dc:date>
    <dc:creator>Mohammad Zandpour</dc:creator>
    <meta:editing-duration>PT4M33S</meta:editing-duration>
    <meta:editing-cycles>2</meta:editing-cycles>
    <meta:generator>OpenOffice/4.1.7$Win32 OpenOffice.org_project/417m1$Build-9800</meta:generator>
    <meta:document-statistic meta:table-count="3" meta:cell-count="8" meta:object-count="0"/>
  </office:meta>
</office:document-meta>
</file>